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482" officeooo:paragraph-rsid="001f2482"/>
    </style:style>
    <style:style style:name="P2" style:family="paragraph" style:parent-style-name="Standard">
      <style:text-properties officeooo:rsid="001fb183" officeooo:paragraph-rsid="001fb183"/>
    </style:style>
    <style:style style:name="P3" style:family="paragraph" style:parent-style-name="Standard">
      <style:text-properties officeooo:rsid="0020193e" officeooo:paragraph-rsid="0020193e"/>
    </style:style>
    <style:style style:name="P4" style:family="paragraph" style:parent-style-name="Standard">
      <style:text-properties officeooo:rsid="00202c39" officeooo:paragraph-rsid="00202c39"/>
    </style:style>
    <style:style style:name="P5" style:family="paragraph" style:parent-style-name="Standard">
      <style:text-properties officeooo:paragraph-rsid="0020193e"/>
    </style:style>
    <style:style style:name="P6" style:family="paragraph" style:parent-style-name="Standard">
      <style:text-properties officeooo:rsid="00211012" officeooo:paragraph-rsid="00211012"/>
    </style:style>
    <style:style style:name="P7" style:family="paragraph" style:parent-style-name="Standard">
      <style:text-properties officeooo:rsid="0022da4c" officeooo:paragraph-rsid="0022da4c"/>
    </style:style>
    <style:style style:name="P8" style:family="paragraph" style:parent-style-name="Standard">
      <style:text-properties officeooo:rsid="0022da4c" officeooo:paragraph-rsid="00273f0d"/>
    </style:style>
    <style:style style:name="P9" style:family="paragraph" style:parent-style-name="Standard">
      <style:text-properties officeooo:rsid="0024ab29" officeooo:paragraph-rsid="0024ab29"/>
    </style:style>
    <style:style style:name="P10" style:family="paragraph" style:parent-style-name="Standard">
      <style:text-properties officeooo:rsid="0025a600" officeooo:paragraph-rsid="0025a600"/>
    </style:style>
    <style:style style:name="P11" style:family="paragraph" style:parent-style-name="Standard">
      <style:text-properties officeooo:rsid="0025a600" officeooo:paragraph-rsid="00273f0d"/>
    </style:style>
    <style:style style:name="P12" style:family="paragraph" style:parent-style-name="Standard">
      <style:text-properties officeooo:rsid="00273f0d" officeooo:paragraph-rsid="00273f0d"/>
    </style:style>
    <style:style style:name="P13" style:family="paragraph" style:parent-style-name="Standard">
      <style:text-properties officeooo:rsid="002754f2" officeooo:paragraph-rsid="002754f2"/>
    </style:style>
    <style:style style:name="P14" style:family="paragraph" style:parent-style-name="Standard">
      <style:text-properties officeooo:rsid="0029da11" officeooo:paragraph-rsid="00273f0d"/>
    </style:style>
    <style:style style:name="P15" style:family="paragraph" style:parent-style-name="Standard">
      <style:text-properties officeooo:rsid="0029da11" officeooo:paragraph-rsid="0029da11"/>
    </style:style>
    <style:style style:name="P16" style:family="paragraph" style:parent-style-name="Standard">
      <style:text-properties officeooo:rsid="002a9205" officeooo:paragraph-rsid="002a9205"/>
    </style:style>
    <style:style style:name="P17" style:family="paragraph" style:parent-style-name="Standard">
      <style:text-properties officeooo:rsid="002b018a" officeooo:paragraph-rsid="002b018a"/>
    </style:style>
    <style:style style:name="P18" style:family="paragraph" style:parent-style-name="Standard">
      <style:text-properties officeooo:rsid="002e58d7" officeooo:paragraph-rsid="002e58d7"/>
    </style:style>
    <style:style style:name="P19" style:family="paragraph" style:parent-style-name="Standard">
      <style:text-properties officeooo:rsid="002e58d7" officeooo:paragraph-rsid="002ec22f"/>
    </style:style>
    <style:style style:name="P20" style:family="paragraph" style:parent-style-name="Standard">
      <style:text-properties officeooo:rsid="002ec22f" officeooo:paragraph-rsid="002ec22f"/>
    </style:style>
    <style:style style:name="P21" style:family="paragraph" style:parent-style-name="Standard">
      <style:text-properties fo:font-variant="normal" fo:text-transform="none" fo:letter-spacing="normal" fo:font-style="normal" fo:font-weight="normal" officeooo:rsid="00300c01" officeooo:paragraph-rsid="00300c01" loext:padding="0in" loext:border="none"/>
    </style:style>
    <style:style style:name="P22" style:family="paragraph" style:parent-style-name="Standard">
      <style:text-properties fo:font-variant="normal" fo:text-transform="none" fo:letter-spacing="-0.0102in" fo:font-style="normal" fo:font-weight="normal" officeooo:rsid="002ec22f" officeooo:paragraph-rsid="002ec22f" loext:padding="0in" loext:border="none"/>
    </style:style>
    <style:style style:name="P23" style:family="paragraph" style:parent-style-name="Standard">
      <style:text-properties fo:font-variant="normal" fo:text-transform="none" fo:letter-spacing="-0.0102in" fo:font-style="normal" fo:font-weight="normal" officeooo:rsid="00300c01" officeooo:paragraph-rsid="00300c01" loext:padding="0in" loext:border="none"/>
    </style:style>
    <style:style style:name="P24" style:family="paragraph" style:parent-style-name="Standard">
      <style:text-properties fo:font-variant="normal" fo:text-transform="none" style:font-name="sans-serif" fo:font-size="14.25pt" fo:letter-spacing="normal" fo:font-style="normal" fo:font-weight="normal" officeooo:rsid="00175a28" officeooo:paragraph-rsid="00433d45" loext:padding="0in" loext:border="none"/>
    </style:style>
    <style:style style:name="P25" style:family="paragraph" style:parent-style-name="Standard">
      <style:text-properties officeooo:rsid="00300c01" officeooo:paragraph-rsid="00300c01"/>
    </style:style>
    <style:style style:name="P26" style:family="paragraph" style:parent-style-name="Standard">
      <style:text-properties officeooo:rsid="003083d2" officeooo:paragraph-rsid="003083d2"/>
    </style:style>
    <style:style style:name="P27" style:family="paragraph" style:parent-style-name="Standard">
      <style:text-properties officeooo:rsid="00325a12" officeooo:paragraph-rsid="00325a12"/>
    </style:style>
    <style:style style:name="P28" style:family="paragraph" style:parent-style-name="Standard">
      <style:text-properties officeooo:rsid="00329f37" officeooo:paragraph-rsid="00329f37"/>
    </style:style>
    <style:style style:name="P29" style:family="paragraph" style:parent-style-name="Standard">
      <style:text-properties officeooo:rsid="0034754e" officeooo:paragraph-rsid="0034754e"/>
    </style:style>
    <style:style style:name="P30" style:family="paragraph" style:parent-style-name="Standard">
      <style:text-properties officeooo:rsid="0034754e" officeooo:paragraph-rsid="0034dc38"/>
    </style:style>
    <style:style style:name="P31" style:family="paragraph" style:parent-style-name="Standard">
      <style:text-properties officeooo:rsid="0034754e" officeooo:paragraph-rsid="0034f0d8"/>
    </style:style>
    <style:style style:name="P32" style:family="paragraph" style:parent-style-name="Standard">
      <style:text-properties officeooo:rsid="0034754e" officeooo:paragraph-rsid="0036830c"/>
    </style:style>
    <style:style style:name="P33" style:family="paragraph" style:parent-style-name="Standard">
      <style:text-properties officeooo:rsid="0034754e" officeooo:paragraph-rsid="003af988"/>
    </style:style>
    <style:style style:name="P34" style:family="paragraph" style:parent-style-name="Standard">
      <style:text-properties officeooo:rsid="0034754e" officeooo:paragraph-rsid="003b772b"/>
    </style:style>
    <style:style style:name="P35" style:family="paragraph" style:parent-style-name="Standard">
      <style:text-properties officeooo:rsid="0034754e" officeooo:paragraph-rsid="003c24db"/>
    </style:style>
    <style:style style:name="P36" style:family="paragraph" style:parent-style-name="Standard">
      <style:text-properties officeooo:rsid="0034dc38" officeooo:paragraph-rsid="0034dc38"/>
    </style:style>
    <style:style style:name="P37" style:family="paragraph" style:parent-style-name="Standard">
      <style:text-properties officeooo:rsid="0034dc38" officeooo:paragraph-rsid="003af988"/>
    </style:style>
    <style:style style:name="P38" style:family="paragraph" style:parent-style-name="Standard">
      <style:text-properties officeooo:rsid="0034f0d8" officeooo:paragraph-rsid="0034f0d8"/>
    </style:style>
    <style:style style:name="P39" style:family="paragraph" style:parent-style-name="Standard">
      <style:text-properties officeooo:rsid="0034f0d8" officeooo:paragraph-rsid="003af988"/>
    </style:style>
    <style:style style:name="P40" style:family="paragraph" style:parent-style-name="Standard">
      <style:text-properties officeooo:rsid="0036830c" officeooo:paragraph-rsid="0036830c"/>
    </style:style>
    <style:style style:name="P41" style:family="paragraph" style:parent-style-name="Standard">
      <style:text-properties officeooo:rsid="0036830c" officeooo:paragraph-rsid="003af988"/>
    </style:style>
    <style:style style:name="P42" style:family="paragraph" style:parent-style-name="Standard">
      <style:text-properties officeooo:rsid="0036830c" officeooo:paragraph-rsid="003b772b"/>
    </style:style>
    <style:style style:name="P43" style:family="paragraph" style:parent-style-name="Standard">
      <style:text-properties officeooo:rsid="0038384e" officeooo:paragraph-rsid="0038384e"/>
    </style:style>
    <style:style style:name="P44" style:family="paragraph" style:parent-style-name="Standard">
      <style:text-properties officeooo:rsid="0038afd6" officeooo:paragraph-rsid="0038afd6"/>
    </style:style>
    <style:style style:name="P45" style:family="paragraph" style:parent-style-name="Standard">
      <style:text-properties officeooo:rsid="003944a7" officeooo:paragraph-rsid="003944a7"/>
    </style:style>
    <style:style style:name="P46" style:family="paragraph" style:parent-style-name="Standard">
      <style:text-properties officeooo:rsid="003af988" officeooo:paragraph-rsid="003af988"/>
    </style:style>
    <style:style style:name="P47" style:family="paragraph" style:parent-style-name="Standard">
      <style:text-properties officeooo:rsid="003c24db" officeooo:paragraph-rsid="003c24db"/>
    </style:style>
    <style:style style:name="P48" style:family="paragraph" style:parent-style-name="Standard">
      <style:text-properties officeooo:rsid="003ee1fe" officeooo:paragraph-rsid="003ee1fe"/>
    </style:style>
    <style:style style:name="P49" style:family="paragraph" style:parent-style-name="Standard">
      <style:text-properties officeooo:rsid="00441dba" officeooo:paragraph-rsid="00441dba"/>
    </style:style>
    <style:style style:name="P50" style:family="paragraph" style:parent-style-name="Standard">
      <style:text-properties officeooo:rsid="0045ea46" officeooo:paragraph-rsid="0045ea46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normal" fo:font-style="normal" fo:font-weight="normal" officeooo:paragraph-rsid="00433d45" loext:padding="0in" loext:border="none"/>
    </style:style>
    <style:style style:name="P52" style:family="paragraph" style:parent-style-name="Standard">
      <style:text-properties fo:letter-spacing="-0.0417in" officeooo:rsid="003ee1fe" officeooo:paragraph-rsid="003ee1fe"/>
    </style:style>
    <style:style style:name="P53" style:family="paragraph" style:parent-style-name="Standard">
      <style:text-properties officeooo:rsid="0049579c" officeooo:paragraph-rsid="0049579c"/>
    </style:style>
    <style:style style:name="P54" style:family="paragraph" style:parent-style-name="Standard">
      <style:text-properties officeooo:rsid="004b2c3f" officeooo:paragraph-rsid="004b2c3f"/>
    </style:style>
    <style:style style:name="T1" style:family="text">
      <style:text-properties officeooo:rsid="00202c39"/>
    </style:style>
    <style:style style:name="T2" style:family="text">
      <style:text-properties officeooo:rsid="0020193e"/>
    </style:style>
    <style:style style:name="T3" style:family="text">
      <style:text-properties officeooo:rsid="00211012"/>
    </style:style>
    <style:style style:name="T4" style:family="text">
      <style:text-properties officeooo:rsid="00273f0d"/>
    </style:style>
    <style:style style:name="T5" style:family="text">
      <style:text-properties officeooo:rsid="002a9205"/>
    </style:style>
    <style:style style:name="T6" style:family="text">
      <style:text-properties officeooo:rsid="002c9ca9"/>
    </style:style>
    <style:style style:name="T7" style:family="text">
      <style:text-properties fo:letter-spacing="-0.0102in"/>
    </style:style>
    <style:style style:name="T8" style:family="text">
      <style:text-properties fo:letter-spacing="-0.0102in" officeooo:rsid="002ec22f"/>
    </style:style>
    <style:style style:name="T9" style:family="text">
      <style:text-properties fo:letter-spacing="-0.0102in" officeooo:rsid="00175a28"/>
    </style:style>
    <style:style style:name="T10" style:family="text">
      <style:text-properties officeooo:rsid="0034754e"/>
    </style:style>
    <style:style style:name="T11" style:family="text">
      <style:text-properties officeooo:rsid="0034dc38"/>
    </style:style>
    <style:style style:name="T12" style:family="text">
      <style:text-properties officeooo:rsid="0034f0d8"/>
    </style:style>
    <style:style style:name="T13" style:family="text">
      <style:text-properties officeooo:rsid="0036830c"/>
    </style:style>
    <style:style style:name="T14" style:family="text">
      <style:text-properties officeooo:rsid="0038afd6"/>
    </style:style>
    <style:style style:name="T15" style:family="text">
      <style:text-properties officeooo:rsid="003af988"/>
    </style:style>
    <style:style style:name="T16" style:family="text">
      <style:text-properties officeooo:rsid="003b772b"/>
    </style:style>
    <style:style style:name="T17" style:family="text">
      <style:text-properties officeooo:rsid="003c24db"/>
    </style:style>
    <style:style style:name="T18" style:family="text">
      <style:text-properties officeooo:rsid="003f8219"/>
    </style:style>
    <style:style style:name="T19" style:family="text">
      <style:text-properties fo:letter-spacing="-0.0311in"/>
    </style:style>
    <style:style style:name="T20" style:family="text">
      <style:text-properties fo:letter-spacing="-0.0209in"/>
    </style:style>
    <style:style style:name="T21" style:family="text">
      <style:text-properties fo:letter-spacing="-0.0417in"/>
    </style:style>
    <style:style style:name="T22" style:family="text">
      <style:text-properties fo:letter-spacing="0.0311in"/>
    </style:style>
    <style:style style:name="T23" style:family="text">
      <style:text-properties fo:letter-spacing="0.0311in" officeooo:rsid="00175a28"/>
    </style:style>
    <style:style style:name="T24" style:family="text">
      <style:text-properties officeooo:rsid="00175a28"/>
    </style:style>
    <style:style style:name="T25" style:family="text">
      <style:text-properties officeooo:rsid="00433d45"/>
    </style:style>
    <style:style style:name="T26" style:family="text">
      <style:text-properties officeooo:rsid="00441dba"/>
    </style:style>
    <style:style style:name="T27" style:family="text">
      <style:text-properties officeooo:rsid="004595ea"/>
    </style:style>
    <style:style style:name="T28" style:family="text">
      <style:text-properties officeooo:rsid="004b2c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4">a, ı ----)ı</text:p>
      <text:p text:style-name="P51"><text:span text:style-name="T21">e,</text:span><text:span text:style-name="T20"> </text:span><text:span text:style-name="T7">i</text:span><text:span text:style-name="T22"> ---</text:span><text:span text:style-name="T23">)</text:span><text:span text:style-name="T24">i</text:span><text:span text:style-name="T9"> </text:span></text:p>
      <text:p text:style-name="P51"><text:span text:style-name="T19">o,</text:span><text:span text:style-name="T20"> </text:span><text:span text:style-name="T21">u</text:span><text:span text:style-name="T22"> ----</text:span><text:span text:style-name="T23">)</text:span><text:span text:style-name="T24">u</text:span></text:p>
      <text:p text:style-name="P51"><text:span text:style-name="T19">ö,</text:span><text:span text:style-name="T20"> </text:span><text:span text:style-name="T21">ü</text:span><text:span text:style-name="T22"> ---</text:span><text:span text:style-name="T23">)</text:span><text:span text:style-name="T24">ü</text:span></text:p>
      <text:p text:style-name="Standard"/>
      <text:p text:style-name="Standard"/>
      <text:p text:style-name="P1">Benim --------------) -ım , -im, -um , -üm <text:s/>-<text:span text:style-name="T25">m </text:span></text:p>
      <text:p text:style-name="P1"/>
      <text:p text:style-name="P13">benim arkadaş = arkadaş+ım = arkadaşım</text:p>
      <text:p text:style-name="P1">benim kalem ----) kalem+im = kalemim </text:p>
      <text:p text:style-name="P1">benim baba----) baba+m = babam</text:p>
      <text:p text:style-name="P1">benim yastık----) yastık+ım=yastığım</text:p>
      <text:p text:style-name="P1"/>
      <text:p text:style-name="P1">benim okul----) okul+um= okulum </text:p>
      <text:p text:style-name="P1">benim havlu ----) havlu+m = havlum </text:p>
      <text:p text:style-name="P1"/>
      <text:p text:style-name="P2">benim ödev----) ödev+im= ödevim </text:p>
      <text:p text:style-name="P2"/>
      <text:p text:style-name="P3">benim öğretmen---)öğretmen+im=benim öğretmenim</text:p>
      <text:p text:style-name="P2">*************************************</text:p>
      <text:p text:style-name="P3">Senin-----)) <text:s/>ın , in , un, ün <text:s/><text:span text:style-name="T25">n</text:span> <text:s text:c="4"/>------</text:p>
      <text:p text:style-name="P3"><text:s/></text:p>
      <text:p text:style-name="P13">Senin arkadaş = arkadaş + ın = arkadaşın</text:p>
      <text:p text:style-name="P49">senin manto=manto+n=manton</text:p>
      <text:p text:style-name="P49">senin silgi=silgi+n =silgin</text:p>
      <text:p text:style-name="P49">senin şeker= şeker +in</text:p>
      <text:p text:style-name="P3"/>
      <text:p text:style-name="P3">******************</text:p>
      <text:p text:style-name="P3"/>
      <text:p text:style-name="P5"><text:span text:style-name="T2">Onun --------) <text:s/>sı -</text:span><text:span text:style-name="T1">si</text:span><text:span text:style-name="T2"> , </text:span><text:span text:style-name="T3">su ,sü </text:span><text:span text:style-name="T26">|| ı,i,u,ü</text:span></text:p>
      <text:p text:style-name="P3">Onun anne = anne+si = annesi</text:p>
      <text:p text:style-name="P3">Onun kalem = kalem+i= kalemi</text:p>
      <text:p text:style-name="P3"/>
      <text:p text:style-name="P4">Onun ödev= ödev+i =onun ödevi </text:p>
      <text:p text:style-name="P4"/>
      <text:p text:style-name="P4">Onun peçete=peçete+si=peçetesi </text:p>
      <text:p text:style-name="P4"/>
      <text:p text:style-name="P6">Onun manto = manto+su = onun mantosu </text:p>
      <text:p text:style-name="P4"/>
      <text:p text:style-name="P4">*********Kural:****************</text:p>
      <text:p text:style-name="P4"/>
      <text:p text:style-name="P4">iki tane sesli harf yan yana gelemez </text:p>
      <text:p text:style-name="P4"/>
      <text:p text:style-name="P4">Sesli harfler : a e ı ,i o ö u ü </text:p>
      <text:p text:style-name="P4"/>
      <text:p text:style-name="P49">silgi+s+i=silgisi</text:p>
      <text:p text:style-name="P6">manto+<text:span text:style-name="T26">s</text:span>u </text:p>
      <text:p text:style-name="P6">peçete +si </text:p>
      <text:p text:style-name="P3"/>
      <text:p text:style-name="P3">****************************</text:p>
      <text:p text:style-name="P3"><text:soft-page-break/></text:p>
      <text:p text:style-name="P3"/>
      <text:p text:style-name="P6">Bizim-------------) - imiz , -ımız - umuz --- -ümüz <text:s/><text:span text:style-name="T26">|| mız , miz, muz, müz</text:span></text:p>
      <text:p text:style-name="P6">Bizim bilgisayar = bilgisiyar + ımız = bilgisayarımız</text:p>
      <text:p text:style-name="P7">Bizim+kalem= kalem+imiz =kalemimiz</text:p>
      <text:p text:style-name="P7">Bizim manto =manto+muz = Bizim mantomuz </text:p>
      <text:p text:style-name="P7"/>
      <text:p text:style-name="P9">Bizim top = top + umuz = topumuz </text:p>
      <text:p text:style-name="P7">**********************************************************</text:p>
      <text:p text:style-name="P7"/>
      <text:p text:style-name="P7">Sizin ---------------) -iniz , - ınız ,-unuz ,– ünüz , -niz ,-nız,<text:span text:style-name="T27">nuz,nüz</text:span></text:p>
      <text:p text:style-name="P7"/>
      <text:p text:style-name="P10">Sizin bilgisayar = bilgisayar + ınız = sizin bilgisayarınız</text:p>
      <text:p text:style-name="P10"/>
      <text:p text:style-name="P8">Sizin ---------------) -iniz , - ınız ,-unuz ,– ünüz , -niz ,-nız , <text:span text:style-name="T4">nuz </text:span></text:p>
      <text:p text:style-name="P8"/>
      <text:p text:style-name="P11">Sizin bilgisayar = bilgisayar + ınız = sizin bilgisayarınız</text:p>
      <text:p text:style-name="P11"/>
      <text:p text:style-name="P12">Sizin manto = manto+nuz= mantonuz</text:p>
      <text:p text:style-name="P11"/>
      <text:p text:style-name="P12">Sizin kalem= kalem+iniz = kaleminiz</text:p>
      <text:p text:style-name="P12"/>
      <text:p text:style-name="P12">Sizin çanta = çanta+nız = çantanız </text:p>
      <text:p text:style-name="P12"/>
      <text:p text:style-name="P12">sizin anne = anne +niz = anneniz</text:p>
      <text:p text:style-name="P12"/>
      <text:p text:style-name="P12"/>
      <text:p text:style-name="P12">********************************************</text:p>
      <text:p text:style-name="P12">Onların ----------------) -ı , -i , <text:span text:style-name="T27">o,u <text:s text:c="2"/>|| </text:span>si , sı,su ,sü </text:p>
      <text:p text:style-name="P12"/>
      <text:p text:style-name="P12">Onların bilgisayar= bilgisayar + ı = bilgisayarı</text:p>
      <text:p text:style-name="P12"/>
      <text:p text:style-name="P12">Onların kalem = kalem +i** = kalemi</text:p>
      <text:p text:style-name="P12"/>
      <text:p text:style-name="P12">onların anne= <text:s/>anne+si = annesi</text:p>
      <text:p text:style-name="P12"/>
      <text:p text:style-name="P12">Onların manto = manto + su = mantosu </text:p>
      <text:p text:style-name="P12"/>
      <text:p text:style-name="P12"/>
      <text:p text:style-name="P14">************************************************</text:p>
      <text:p text:style-name="P15">Ünlü Harfler </text:p>
      <text:p text:style-name="P15">a,e , ı ,i , o, ö, u, ü</text:p>
      <text:p text:style-name="P15"/>
      <text:p text:style-name="P15">Kalın ünlü harfler </text:p>
      <text:p text:style-name="P15">a, ı,o,u </text:p>
      <text:p text:style-name="P15"/>
      <text:p text:style-name="P15">İnce <text:span text:style-name="T5">ünlü harfler </text:span></text:p>
      <text:p text:style-name="P16">e,i , ö,ü </text:p>
      <text:p text:style-name="P16">*********************************************</text:p>
      <text:p text:style-name="P16">Büyük Ünlü Uyumu </text:p>
      <text:p text:style-name="P16"/>
      <text:p text:style-name="P16">Hasta</text:p>
      <text:p text:style-name="P17"><text:soft-page-break/>Hastayım</text:p>
      <text:p text:style-name="P17">*************</text:p>
      <text:p text:style-name="P17">İyi</text:p>
      <text:p text:style-name="P17">Üzgünüm </text:p>
      <text:p text:style-name="P17"/>
      <text:p text:style-name="P17"/>
      <text:p text:style-name="P17"/>
      <text:p text:style-name="P17"/>
      <text:p text:style-name="P17">Sevgilım -----) Sevgilim </text:p>
      <text:p text:style-name="P17">Çiçak -----) Çiçek </text:p>
      <text:p text:style-name="P17">Balik-----)<text:span text:style-name="T6">Balık </text:span></text:p>
      <text:p text:style-name="P17"/>
      <text:p text:style-name="P12"/>
      <text:p text:style-name="P12"/>
      <text:p text:style-name="P18">Çoğul Ekleri</text:p>
      <text:p text:style-name="P18">-lar <text:s text:c="7"/>ve <text:s text:c="3"/>-ler </text:p>
      <text:p text:style-name="P18"/>
      <text:p text:style-name="P18">eğer son ünlü harf kalın <text:s/>ise <text:s/>(a,ı,o,u) ----) lar</text:p>
      <text:p text:style-name="P18">eğer son ünlü harf ince ise (e,i,ö,ü) -------) ler</text:p>
      <text:p text:style-name="P18">kalem+ler= kalemler </text:p>
      <text:p text:style-name="P18">bilgisayar+lar=bilgisayarlar</text:p>
      <text:p text:style-name="P18">manto+lar=mantolar</text:p>
      <text:p text:style-name="P18">harita+lar=haritalar</text:p>
      <text:p text:style-name="P18">kitaplık+lar=kitaplıklar</text:p>
      <text:p text:style-name="P20">kapı +lar=kapılar</text:p>
      <text:p text:style-name="P20">çiçek + ler = çiçekler</text:p>
      <text:p text:style-name="P28">kural+lar=kurallar </text:p>
      <text:p text:style-name="P20"/>
      <text:p text:style-name="P20">Soru Ekleri</text:p>
      <text:p text:style-name="P22"/>
      <text:p text:style-name="P21"><text:span text:style-name="T8">a,</text:span><text:span text:style-name="T7">ı----) mı..? <text:s text:c="11"/>o,u---) mu?</text:span></text:p>
      <text:p text:style-name="P23">e,i ---) mi ? <text:s text:c="13"/>Ö,ü---)mü?</text:p>
      <text:p text:style-name="P23"/>
      <text:p text:style-name="P23">Tahta --- Tahta+mı = <text:s/>Tahta mı ?</text:p>
      <text:p text:style-name="P19"/>
      <text:p text:style-name="P25">Kalem – Kalem+mi= Kalem mi?</text:p>
      <text:p text:style-name="P25"/>
      <text:p text:style-name="P26">Okul-- Okul+mu= Okul mu?</text:p>
      <text:p text:style-name="P26"/>
      <text:p text:style-name="P26">Önlük – Önlük+mü= Önlük mü?</text:p>
      <text:p text:style-name="P18"/>
      <text:p text:style-name="P26">Çiçek-- Çiçek+mi = Çiçek mi?</text:p>
      <text:p text:style-name="P26"/>
      <text:p text:style-name="P27">Kitap--) Kitap mı?</text:p>
      <text:p text:style-name="P27"/>
      <text:p text:style-name="P27">Elbise –) Elbise mi ?</text:p>
      <text:p text:style-name="P18"/>
      <text:p text:style-name="P18"/>
      <text:p text:style-name="P11">******************************************************************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Emir Cümleleri------- Emir Kipleri</text:p>
      <text:p text:style-name="P29">1.tekil Şahıs –Ben için emir kipi yok</text:p>
      <text:p text:style-name="P29">***********************************</text:p>
      <text:p text:style-name="P29">2.Tekil Şahıs ----- Sen ? <text:s/>--- herhangi bir ek yok </text:p>
      <text:p text:style-name="P29">Fiil </text:p>
      <text:p text:style-name="P29">sen oku</text:p>
      <text:p text:style-name="P29">sen yaz</text:p>
      <text:p text:style-name="P29">sen ye </text:p>
      <text:p text:style-name="P29">****************************************</text:p>
      <text:p text:style-name="P29">3. Tekil Şahıs------ O ----- ek var (sın,sin,sun,sün)</text:p>
      <text:p text:style-name="P29">Eğer <text:span text:style-name="T11">Fiil ‘in içindeki <text:s/>son sesli harf </text:span></text:p>
      <text:p text:style-name="P29">a,ı----)sın</text:p>
      <text:p text:style-name="P29">e,i-----)sin</text:p>
      <text:p text:style-name="P29">o,u----)sun</text:p>
      <text:p text:style-name="P29">ö,ü----)sün</text:p>
      <text:p text:style-name="P29"/>
      <text:p text:style-name="P36">Yaz+sın=yazsın</text:p>
      <text:p text:style-name="P36">Sil +sin=silsin </text:p>
      <text:p text:style-name="P36">ye+sin=yesin</text:p>
      <text:p text:style-name="P36">koş+sun=koşsun</text:p>
      <text:p text:style-name="P36">Gül+sün=gülsün</text:p>
      <text:p text:style-name="P36">gel+sin=gelsin</text:p>
      <text:p text:style-name="P36">*******************************************</text:p>
      <text:p text:style-name="P36">1.çoğul şahıs zamiri ----Biz <text:span text:style-name="T10">için emir kipi yok</text:span></text:p>
      <text:p text:style-name="P36">********************************************</text:p>
      <text:p text:style-name="P36">2.Çoğul <text:span text:style-name="T12">şahıs zamiri -----Siz (ın , in, un, ün) </text:span></text:p>
      <text:p text:style-name="P31">Eğer <text:span text:style-name="T11">Fiil ‘in içindeki <text:s/>son sesli harf </text:span></text:p>
      <text:p text:style-name="P31">a,ı----)ın</text:p>
      <text:p text:style-name="P31">e,i-----)in</text:p>
      <text:p text:style-name="P31">o,u----)un</text:p>
      <text:p text:style-name="P31">ö,ü----)ü<text:span text:style-name="T12">n</text:span></text:p>
      <text:p text:style-name="P30"><text:s/></text:p>
      <text:p text:style-name="P38">yaz+ın=yazın </text:p>
      <text:p text:style-name="P38">sil+in=silin</text:p>
      <text:p text:style-name="P38">Koş+<text:span text:style-name="T13">un=koşun</text:span></text:p>
      <text:p text:style-name="P38">***********************************************</text:p>
      <text:p text:style-name="P40">3.Çoğul Şahıs Zamiri---- Onlar (sınlar,sinler,sunlar,sünler)</text:p>
      <text:p text:style-name="P32">Eğer <text:span text:style-name="T11">Fiil ‘in içindeki <text:s/>son sesli harf </text:span></text:p>
      <text:p text:style-name="P32">a,ı----)sın<text:span text:style-name="T13">lar</text:span></text:p>
      <text:p text:style-name="P32">e,i-----)sin<text:span text:style-name="T13">ler</text:span></text:p>
      <text:p text:style-name="P32">o,u----)sun<text:span text:style-name="T13">lar</text:span></text:p>
      <text:p text:style-name="P32">ö,ü----)sün<text:span text:style-name="T13">ler</text:span></text:p>
      <text:p text:style-name="P29"><text:s/><text:span text:style-name="T13">yaz+sınlar=yazsınlar</text:span></text:p>
      <text:p text:style-name="P40">sil+sinler=silsinler </text:p>
      <text:p text:style-name="P40"><text:soft-page-break/>koş+sunlar=koşsunlar</text:p>
      <text:p text:style-name="P29"/>
      <text:p text:style-name="P29"/>
      <text:p text:style-name="P11"/>
      <text:p text:style-name="P11"/>
      <text:p text:style-name="P11"/>
      <text:p text:style-name="P43">Fiil : Yaz <text:s/></text:p>
      <text:p text:style-name="P43">Ben -------Yok</text:p>
      <text:p text:style-name="P43">Sen yaz</text:p>
      <text:p text:style-name="P43">O yazsın</text:p>
      <text:p text:style-name="P43">Biz ------- yok</text:p>
      <text:p text:style-name="P43">Siz yazın</text:p>
      <text:p text:style-name="P43">Onlar yazsın<text:span text:style-name="T17">lar</text:span></text:p>
      <text:p text:style-name="P43">********************************<text:line-break/><text:span text:style-name="T14">Fiil : Oku</text:span></text:p>
      <text:p text:style-name="P44">Ben ---------- emir cümlesi yok</text:p>
      <text:p text:style-name="P44">Sen oku</text:p>
      <text:p text:style-name="P44">O okusun</text:p>
      <text:p text:style-name="P44">Biz : emir cümlesi yok</text:p>
      <text:p text:style-name="P44">Siz okuyun</text:p>
      <text:p text:style-name="P44">Onlar okusunlar</text:p>
      <text:p text:style-name="P44">********************************</text:p>
      <text:p text:style-name="P44">Fiil: kalk</text:p>
      <text:p text:style-name="P44">Ben : emir cümlesi yok</text:p>
      <text:p text:style-name="P44">Sen kalk</text:p>
      <text:p text:style-name="P44">O kalksın</text:p>
      <text:p text:style-name="P45">Biz : emir cümlesi yok</text:p>
      <text:p text:style-name="P45">Siz kalkın </text:p>
      <text:p text:style-name="P45">Onlar kalksınlar</text:p>
      <text:p text:style-name="P45">*********************************</text:p>
      <text:p text:style-name="P45">Fiil : Otur </text:p>
      <text:p text:style-name="P45">Ben: emir cümlesi yok</text:p>
      <text:p text:style-name="P45">Sen otur </text:p>
      <text:p text:style-name="P45">O otursun</text:p>
      <text:p text:style-name="P45">Biz : emir cümlesi yok</text:p>
      <text:p text:style-name="P45">Siz oturun</text:p>
      <text:p text:style-name="P45">Onlar otursunlar</text:p>
      <text:p text:style-name="P45">********************************</text:p>
      <text:p text:style-name="P45">Fiil:Ye </text:p>
      <text:p text:style-name="P45">Ben : emir cümlesi yok</text:p>
      <text:p text:style-name="P45">Sen ye </text:p>
      <text:p text:style-name="P45">O yesin</text:p>
      <text:p text:style-name="P45">Biz: emir cümlesi yok<text:line-break/>Siz yeyin</text:p>
      <text:p text:style-name="P45">Onlar yesinler </text:p>
      <text:p text:style-name="P45"/>
      <text:p text:style-name="P45">**************************************************************</text:p>
      <text:p text:style-name="P47">OLUMSUZ EMİR CÜMLELERİ ( ma me )</text:p>
      <text:p text:style-name="P33">Emir Cümleleri------- Emir Kipleri</text:p>
      <text:p text:style-name="P33">1.tekil Şahıs –Ben için emir kipi yok</text:p>
      <text:p text:style-name="P33">***********************************</text:p>
      <text:p text:style-name="P33">2.Tekil Şahıs ----- Sen ? <text:s/>--- herhangi bir ek yok </text:p>
      <text:p text:style-name="P46"><text:soft-page-break/></text:p>
      <text:p text:style-name="P46"><text:span text:style-name="T17">Olumsuzluk eki <text:s text:c="2"/>: <text:s text:c="3"/></text:span>a,ı,o,u-----) ma <text:s text:c="11"/>e,i,ö,ü----------) me</text:p>
      <text:p text:style-name="P33"/>
      <text:p text:style-name="P33">sen oku <text:span text:style-name="T15">+ma </text:span></text:p>
      <text:p text:style-name="P33">sen yaz <text:span text:style-name="T15">+ma</text:span></text:p>
      <text:p text:style-name="P33">sen ye <text:span text:style-name="T15">+me=yeme</text:span></text:p>
      <text:p text:style-name="P33">****************************************</text:p>
      <text:p text:style-name="P33">3. Tekil Şahıs------ O ----- ek var (sın,sin,sun,sün)</text:p>
      <text:p text:style-name="P33">Eğer <text:span text:style-name="T11">Fiil ‘in içindeki <text:s/>son sesli harf </text:span></text:p>
      <text:p text:style-name="P33">a,ı----)sın</text:p>
      <text:p text:style-name="P33">e,i-----)sin</text:p>
      <text:p text:style-name="P33">o,u----)sun</text:p>
      <text:p text:style-name="P33">ö,ü----)sün</text:p>
      <text:p text:style-name="P35"><text:span text:style-name="T16">olumsuzluk için : </text:span><text:span text:style-name="T15">a,ı,o,u-----) ma <text:s text:c="11"/>e,i,ö,ü----------) me</text:span></text:p>
      <text:p text:style-name="P37">Yaz+<text:span text:style-name="T15">ma+sın= yazmasın</text:span></text:p>
      <text:p text:style-name="P37">Sil +<text:span text:style-name="T15">me+sin=silmesin</text:span></text:p>
      <text:p text:style-name="P37">ye+<text:span text:style-name="T15">me+sin=yemesin</text:span></text:p>
      <text:p text:style-name="P37">koş+<text:span text:style-name="T15">ma+sın=koşmasın</text:span></text:p>
      <text:p text:style-name="P37">Gül+<text:span text:style-name="T15">me+sin=gülmesin</text:span></text:p>
      <text:p text:style-name="P37">gel+<text:span text:style-name="T15">me+sin=gelmesin</text:span></text:p>
      <text:p text:style-name="P37">*******************************************</text:p>
      <text:p text:style-name="P37">1.çoğul şahıs zamiri ----Biz <text:span text:style-name="T10">için emir kipi yok</text:span></text:p>
      <text:p text:style-name="P37">********************************************</text:p>
      <text:p text:style-name="P37">2.Çoğul <text:span text:style-name="T12">şahıs zamiri -----Siz (ın , in, un, ün) </text:span></text:p>
      <text:p text:style-name="P34">Eğer <text:span text:style-name="T11">Fiil ‘in içindeki <text:s/>son sesli harf <text:s text:c="4"/></text:span></text:p>
      <text:p text:style-name="P33">a,ı----)ın</text:p>
      <text:p text:style-name="P33">e,i-----)in</text:p>
      <text:p text:style-name="P33">o,u----)un</text:p>
      <text:p text:style-name="P34">ö,ü----)ü<text:span text:style-name="T12">n</text:span></text:p>
      <text:p text:style-name="P34"><text:span text:style-name="T16">olumsuzluk için : </text:span><text:span text:style-name="T15">a,ı,o,u-----) ma <text:s text:c="11"/>e,i,ö,ü----------) me</text:span></text:p>
      <text:p text:style-name="P39">yaz+<text:span text:style-name="T16">ma+ın=yazmayın</text:span></text:p>
      <text:p text:style-name="P39">sil+<text:span text:style-name="T16">me+in=silmeyin</text:span></text:p>
      <text:p text:style-name="P39">Koş+<text:span text:style-name="T16">ma+ın=koşmayın</text:span></text:p>
      <text:p text:style-name="P39">***********************************************</text:p>
      <text:p text:style-name="P41">3.Çoğul Şahıs Zamiri---- Onlar (sınlar,sinler,sunlar,sünler)</text:p>
      <text:p text:style-name="P33">Eğer <text:span text:style-name="T11">Fiil ‘in içindeki <text:s/>son sesli harf </text:span></text:p>
      <text:p text:style-name="P33">a,ı----)sın<text:span text:style-name="T13">lar</text:span></text:p>
      <text:p text:style-name="P33">e,i-----)sin<text:span text:style-name="T13">ler</text:span></text:p>
      <text:p text:style-name="P33">o,u----)sun<text:span text:style-name="T13">lar</text:span></text:p>
      <text:p text:style-name="P33">ö,ü----)sün<text:span text:style-name="T13">ler</text:span></text:p>
      <text:p text:style-name="P34"><text:span text:style-name="T16">olumsuzluk için : </text:span><text:span text:style-name="T15">a,ı,o,u-----) ma <text:s text:c="11"/>e,i,ö,ü----------) me</text:span></text:p>
      <text:p text:style-name="P34"><text:span text:style-name="T13">yaz+</text:span><text:span text:style-name="T16">ma+sınlar=yazmasınlar</text:span></text:p>
      <text:p text:style-name="P42">sil+<text:span text:style-name="T16">me+sinler=silmesinler</text:span></text:p>
      <text:p text:style-name="P42">koş+<text:span text:style-name="T16">ma+sınlar=koşmasınlar</text:span></text:p>
      <text:p text:style-name="P34">*************************************************************************</text:p>
      <text:p text:style-name="P48">Fiil : Uyu</text:p>
      <text:p text:style-name="P48"><text:s/><text:span text:style-name="T18">Olumlu <text:s text:c="70"/>Olumsuz</text:span></text:p>
      <text:p text:style-name="P48">Ben emir cümlesi yok <text:s text:c="47"/>------------------ </text:p>
      <text:p text:style-name="P48">Sen uyu <text:s text:c="68"/><text:span text:style-name="T18">Sen uyuma</text:span></text:p>
      <text:p text:style-name="P48">O uyusun <text:s text:c="66"/><text:span text:style-name="T18">O uyumasın</text:span></text:p>
      <text:p text:style-name="P48">Biz emir cümlesi yok <text:s text:c="47"/><text:span text:style-name="T18">Biz emir cümlesi yok</text:span></text:p>
      <text:p text:style-name="P48">Siz uyuyun <text:s text:c="64"/><text:span text:style-name="T18">Siz uyumayın </text:span></text:p>
      <text:p text:style-name="P48"><text:soft-page-break/>Onlar uyusunlar <text:s text:c="56"/><text:span text:style-name="T18">Onlar uyumasınlar </text:span></text:p>
      <text:p text:style-name="P48">**************************************************************************</text:p>
      <text:p text:style-name="P48"/>
      <text:p text:style-name="P50">Şimdiki Zaman </text:p>
      <text:p text:style-name="P50"/>
      <text:p text:style-name="P50">Kural:</text:p>
      <text:p text:style-name="P50">Bir kelimenin son harfi sessiz harf ise ---) "-yor" <text:s/>eki direk gelmez </text:p>
      <text:p text:style-name="P50">Kelimenin içindeki son sesli harf ;</text:p>
      <text:p text:style-name="P50">a,ı-) -ıyor</text:p>
      <text:p text:style-name="P50">e,i-)-iyor</text:p>
      <text:p text:style-name="P50">o,u-)-uyor</text:p>
      <text:p text:style-name="P50">ö,ü-)-üyor </text:p>
      <text:p text:style-name="P52"/>
      <text:p text:style-name="P48">cümle yapısı : <text:s text:c="2"/></text:p>
      <text:p text:style-name="P48"/>
      <text:p text:style-name="P48">Şahıs Zamiri + Nesne + Fiil + Şimdiki zaman eki + Şahıs eki .</text:p>
      <text:p text:style-name="P48">*****************************************************</text:p>
      <text:p text:style-name="P48">Fiil : Çalış <text:s/>----) -ıyor </text:p>
      <text:p text:style-name="P48">Ben çalış+ıyor+um</text:p>
      <text:p text:style-name="P48">Sen çalış+ıyor+sun</text:p>
      <text:p text:style-name="P48">O çalış+ıyor </text:p>
      <text:p text:style-name="P48">Biz çalış+ıyor+uz </text:p>
      <text:p text:style-name="P48">Siz çalış+ıyor+sunuz</text:p>
      <text:p text:style-name="P48">Onlar çalış+ıyor+lar</text:p>
      <text:p text:style-name="P48">*****************************************************</text:p>
      <text:p text:style-name="P48">Fiil : Koş----) <text:s text:c="2"/>-uyor </text:p>
      <text:p text:style-name="P48">Ben koş+uyor+um</text:p>
      <text:p text:style-name="P48">sen koş+uyor+sun</text:p>
      <text:p text:style-name="P48">O koş+uyor</text:p>
      <text:p text:style-name="P48">Biz koş+uyor+uz</text:p>
      <text:p text:style-name="P48">Siz koş+uyor +sunuz</text:p>
      <text:p text:style-name="P48">Onlar koş+uyor+lar</text:p>
      <text:p text:style-name="P48">******************************************************</text:p>
      <text:p text:style-name="P48">Fiil: Oku -----) - yor</text:p>
      <text:p text:style-name="P48">Ben oku+yor+um</text:p>
      <text:p text:style-name="P48">Sen oku+yor+sun</text:p>
      <text:p text:style-name="P48">O oku+yor</text:p>
      <text:p text:style-name="P48">Biz oku+yor+uz</text:p>
      <text:p text:style-name="P48">Siz oku+yor+sunuz</text:p>
      <text:p text:style-name="P48">Onlar oku+yor+lar </text:p>
      <text:p text:style-name="P48">******************************************************</text:p>
      <text:p text:style-name="P48">Fiil: Kalk ----) -ıyor</text:p>
      <text:p text:style-name="P48">Ben kalk+ıyor+um</text:p>
      <text:p text:style-name="P48">Sen kalk+ıyor+sun</text:p>
      <text:p text:style-name="P48">O kalk+ıyor</text:p>
      <text:p text:style-name="P48">Biz kalk+ıyor+uz</text:p>
      <text:p text:style-name="P48">Siz kalk+ıyor+sunuz</text:p>
      <text:p text:style-name="P48">Onlar kalk+ıyor+lar</text:p>
      <text:p text:style-name="P48">******************************************************</text:p>
      <text:p text:style-name="P48">Fiil: Uyu ----) -yor </text:p>
      <text:p text:style-name="P48">Ben uyu+yor+um</text:p>
      <text:p text:style-name="P48">Sen uyu+yor+sun</text:p>
      <text:p text:style-name="P48"><text:soft-page-break/>O uyu+yor</text:p>
      <text:p text:style-name="P48">Biz uyu+yor+uz</text:p>
      <text:p text:style-name="P48">Siz uyu+yor+sunuz</text:p>
      <text:p text:style-name="P48">Onlar uyu+yor+lar</text:p>
      <text:p text:style-name="P48"/>
      <text:p text:style-name="P48">***************************************************</text:p>
      <text:p text:style-name="P48">Fiil : Otur ---) -uyor</text:p>
      <text:p text:style-name="P48">Ben otur+uyor+um</text:p>
      <text:p text:style-name="P48">Sen otur+uyor+sun</text:p>
      <text:p text:style-name="P48">O otur+uyor</text:p>
      <text:p text:style-name="P48">Biz otur+uyor+uz</text:p>
      <text:p text:style-name="P48">Siz otur+uyor+sunuz</text:p>
      <text:p text:style-name="P48">Onlar otur+uyor+lar</text:p>
      <text:p text:style-name="P48">******************************************************</text:p>
      <text:p text:style-name="P48"/>
      <text:p text:style-name="P53">Kendini Tanıtma ;</text:p>
      <text:p text:style-name="P53"/>
      <text:p text:style-name="P53">Adı: Taliye</text:p>
      <text:p text:style-name="P53">Soyadı : Almusa</text:p>
      <text:p text:style-name="P53">Yaşı: 10</text:p>
      <text:p text:style-name="P53">Doğum yeri:Suriye</text:p>
      <text:p text:style-name="P53">Doğum Tarihi: 7 Aralık 2011</text:p>
      <text:p text:style-name="P53"/>
      <text:p text:style-name="P53">Benim adım Taliye. Soyadım Almusa.Ben 10 yaşındayım. Suriye’de doğdum.<text:span text:style-name="T28">Doğum tarihim 7 aralık iki bin on bir</text:span></text:p>
      <text:p text:style-name="P53"/>
      <text:p text:style-name="P53"/>
      <text:p text:style-name="P53">**********************************************************</text:p>
      <text:p text:style-name="P54">Adı : Nas</text:p>
      <text:p text:style-name="P54">Soyadı:Şimşek</text:p>
      <text:p text:style-name="P54">Yaşı:23</text:p>
      <text:p text:style-name="P54">Doğum Yeri:Türkiye</text:p>
      <text:p text:style-name="P54">Doğum Tarihi:2 Şubat 1998</text:p>
      <text:p text:style-name="P54"/>
      <text:p text:style-name="P54">Benim adım Nas.Soyadım Şimşek.Ben 23 yaşındayım.Türkiye’de doğdum.Doğum tarihim 2 şubat bin dokuz yüz doksan sekiz .</text:p>
      <text:p text:style-name="P54"/>
      <text:p text:style-name="P54">***********************************************************</text:p>
      <text:p text:style-name="P54"/>
      <text:p text:style-name="P48"/>
      <text:p text:style-name="P48"/>
      <text:p text:style-name="P48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8:25:06.090149626</meta:creation-date>
    <dc:date>2022-04-22T17:30:54.856372080</dc:date>
    <meta:editing-duration>PT3H11M5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8" meta:paragraph-count="307" meta:word-count="1088" meta:character-count="8484" meta:non-whitespace-character-count="7164"/>
  </office:meta>
</office:document-meta>
</file>